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A9000002005B2C56C3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215cm" svg:height="5.079cm" svg:x="2.332cm" svg:y="0.248cm">
          <draw:image xlink:href="Pictures/20000002000001A9000002005B2C56C3.eps" xlink:type="simple" xlink:show="embed" xlink:actuate="onLoad">
            <text:p/>
          </draw:image>
        </draw:frame>
        <draw:frame draw:style-name="gr2" draw:layer="layout" svg:width="0.629cm" svg:height="0.529cm" svg:x="5.724cm" svg:y="0.4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29cm" svg:height="0.529cm" svg:x="5.711cm" svg:y="1.3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29cm" svg:height="0.529cm" svg:x="5.711cm" svg:y="2.83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29cm" svg:height="0.529cm" svg:x="5.712cm" svg:y="4.39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.999cm" svg:height="0.999cm" svg:x="3.44cm" svg:y="2.0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09cm" svg:height="0.444cm" svg:x="2.77cm" svg:y="0.26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03cm" svg:height="0.444cm" svg:x="2.716cm" svg:y="4.22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94cm" svg:height="0.444cm" svg:x="2.743cm" svg:y="4.52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91cm" svg:height="0.444cm" svg:x="2.73cm" svg:y="4.79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09cm" svg:height="0.444cm" svg:x="2.77cm" svg:y="1.43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509cm" svg:height="0.444cm" svg:x="2.732cm" svg:y="2.90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509cm" svg:height="0.444cm" svg:x="2.718cm" svg:y="4.00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503cm" svg:height="0.444cm" svg:x="2.783cm" svg:y="0.89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503cm" svg:height="0.444cm" svg:x="2.756cm" svg:y="2.27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494cm" svg:height="0.444cm" svg:x="2.756cm" svg:y="0.51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494cm" svg:height="0.444cm" svg:x="2.781cm" svg:y="1.1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494cm" svg:height="0.444cm" svg:x="2.742cm" svg:y="3.37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491cm" svg:height="0.444cm" svg:x="2.757cm" svg:y="1.75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491cm" svg:height="0.444cm" svg:x="2.758cm" svg:y="2.58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491cm" svg:height="0.444cm" svg:x="2.732cm" svg:y="3.64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503cm" svg:height="0.444cm" svg:x="2.719cm" svg:y="3.102cm">
          <draw:object xlink:href="./Object 21" xlink:type="simple" xlink:show="embed" xlink:actuate="onLoad"/>
          <draw:image xlink:href="./ObjectReplacements/Object 2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5T19:48:11</dc:date>
    <dc:creator>kkk </dc:creator>
    <meta:editing-duration>PT14H1M15S</meta:editing-duration>
    <meta:editing-cycles>57</meta:editing-cycles>
    <meta:generator>LibreOffice/3.3$Linux LibreOffice_project/330m19$Build-401</meta:generator>
    <meta:document-statistic meta:object-count="22"/>
  </office:meta>
</office:document-meta>
</file>

<file path=Object 1/content.xml><?xml version="1.0" encoding="utf-8"?>
<math xmlns="http://www.w3.org/1998/Math/MathML">
  <semantics>
    <msub>
      <mi>p</mi>
      <mn>0</mn>
    </msub>
    <annotation encoding="StarMath 5.0">p_0</annotation>
  </semantics>
</math>
</file>

<file path=Object 10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11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12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13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14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15/content.xml><?xml version="1.0" encoding="utf-8"?>
<math xmlns="http://www.w3.org/1998/Math/MathML">
  <semantics>
    <msub>
      <mi>b</mi>
      <mn>0</mn>
    </msub>
    <annotation encoding="StarMath 5.0">b_0</annotation>
  </semantics>
</math>
</file>

<file path=Object 16/content.xml><?xml version="1.0" encoding="utf-8"?>
<math xmlns="http://www.w3.org/1998/Math/MathML">
  <semantics>
    <msub>
      <mi>b</mi>
      <mn>0</mn>
    </msub>
    <annotation encoding="StarMath 5.0">b_0</annotation>
  </semantics>
</math>
</file>

<file path=Object 17/content.xml><?xml version="1.0" encoding="utf-8"?>
<math xmlns="http://www.w3.org/1998/Math/MathML">
  <semantics>
    <msub>
      <mi>b</mi>
      <mn>0</mn>
    </msub>
    <annotation encoding="StarMath 5.0">b_0</annotation>
  </semantics>
</math>
</file>

<file path=Object 18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19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2/content.xml><?xml version="1.0" encoding="utf-8"?>
<math xmlns="http://www.w3.org/1998/Math/MathML">
  <semantics>
    <msub>
      <mi>p</mi>
      <mn>1</mn>
    </msub>
    <annotation encoding="StarMath 5.0">p_1</annotation>
  </semantics>
</math>
</file>

<file path=Object 20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21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3/content.xml><?xml version="1.0" encoding="utf-8"?>
<math xmlns="http://www.w3.org/1998/Math/MathML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/>
</file>

<file path=Object 6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7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8/content.xml><?xml version="1.0" encoding="utf-8"?>
<math xmlns="http://www.w3.org/1998/Math/MathML">
  <semantics>
    <msub>
      <mi>b</mi>
      <mn>0</mn>
    </msub>
    <annotation encoding="StarMath 5.0">b_0</annotation>
  </semantics>
</math>
</file>

<file path=Object 9/content.xml><?xml version="1.0" encoding="utf-8"?>
<math xmlns="http://www.w3.org/1998/Math/MathML">
  <semantics>
    <msub>
      <mi>b</mi>
      <mn>1</mn>
    </msub>
    <annotation encoding="StarMath 5.0">b_1</annotation>
  </semantics>
</math>
</file>